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c5e" officeooo:paragraph-rsid="00198c5e"/>
    </style:style>
    <style:style style:name="P2" style:family="paragraph" style:parent-style-name="Standard">
      <style:paragraph-properties fo:text-align="center" style:justify-single-word="false"/>
      <style:text-properties fo:color="#009598" fo:font-size="14pt" style:text-underline-style="solid" style:text-underline-width="auto" style:text-underline-color="font-color" fo:font-weight="bold" officeooo:rsid="00198c5e" officeooo:paragraph-rsid="00198c5e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98c5e" officeooo:paragraph-rsid="00198c5e"/>
    </style:style>
    <style:style style:name="T1" style:family="text">
      <style:text-properties officeooo:rsid="0019d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ttre de livraison du projet Webagency</text:p>
      <text:p text:style-name="P1"/>
      <text:p text:style-name="P1"/>
      <text:p text:style-name="P1">Comme convenu, je vous livre mon projet que vous pouvez consulter en ligne à l’adresse suivante :</text:p>
      <text:p text:style-name="P1"><text:a xlink:type="simple" xlink:href="https://gambit13009.github.io/webagency" text:style-name="Internet_20_link" text:visited-style-name="Visited_20_Internet_20_Link">https://gambit13009.github.io/webagency</text:a></text:p>
      <text:p text:style-name="P1"/>
      <text:p text:style-name="P1">Je vous envoie également le code source complet du projet, qui comprend 3 fichiers :</text:p>
      <text:p text:style-name="P1">- index.html</text:p>
      <text:p text:style-name="P1">- style.css</text:p>
      <text:p text:style-name="P1">- main.js</text:p>
      <text:p text:style-name="P1"/>
      <text:p text:style-name="P1"><text:span text:style-name="T1">Je vous envoie aussi une présentation, au format Powerpoint, qui résume bien les différentes étapes de création de ce projet.</text:span></text:p>
      <text:p text:style-name="P1"/>
      <text:p text:style-name="P1">Je reste, bien entendu, à votre disposition pour tout renseignement complémentaire.</text:p>
      <text:p text:style-name="P1"/>
      <text:p text:style-name="P1"/>
      <text:p text:style-name="P1"/>
      <text:p text:style-name="P1"/>
      <text:p text:style-name="P1"><text:tab/><text:tab/><text:tab/><text:tab/><text:tab/><text:tab/>Cordialement,</text:p>
      <text:p text:style-name="P1"/>
      <text:p text:style-name="P1"/>
      <text:p text:style-name="P1"><text:tab/><text:tab/><text:tab/><text:tab/><text:tab/><text:tab/><text:tab/><text:tab/><text:tab/>Jérôme DAVI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41:14.603155759</meta:creation-date>
    <dc:date>2018-11-15T09:59:40.540432644</dc:date>
    <meta:editing-duration>PT14M3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79" meta:character-count="539" meta:non-whitespace-character-count="456"/>
  </office:meta>
</office:document-meta>
</file>